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2"><text:span text:style-name="T2">If I can clarify anything, please feel free to call or email me. - Will</text:span></text:p>
      <text:p text:style-name="P2"><text:span text:style-name="T3"/></text:p>
      <text:p text:style-name="P2"><text:span text:style-name="T4">New Material for Website – on disc</text:span></text:p>
      <text:p text:style-name="P2"><text:span text:style-name="T5"/></text:p>
      <text:p text:style-name="P2"><text:span text:style-name="T5"/></text:p>
      <text:p text:style-name="P2"><text:span text:style-name="T6">Please alter website as follows:</text:span></text:p>
      <text:p text:style-name="P2"><text:span text:style-name="T7"/></text:p>
      <text:p text:style-name="P2"><text:span text:style-name="T7"/></text:p>
      <text:p text:style-name="P2"><text:span text:style-name="T8">-add new heading to bar across top: History and Historic Districts</text:span></text:p>
      <text:p text:style-name="P2"><text:span text:style-name="T9"/></text:p>
      <text:p text:style-name="P2"><text:span text:style-name="T9"/></text:p>
      <text:p text:style-name="P2"><text:span text:style-name="T10">on History and Historic Districts main page:</text:span></text:p>
      <text:p text:style-name="P2"><text:span text:style-name="T11">-text: body of text from “historic districts main page.odt”, formatted appropriately (ENGRAVERS MT)</text:span></text:p>
      <text:p text:style-name="P2"><text:span text:style-name="T11">-hyperlink – go to “An Introduction to the History, Eras, and Historic Districts.pdf” or .html page with the same text in font: ENGRAVERS MT</text:span></text:p>
      <text:p text:style-name="P2"><text:span text:style-name="T11">-hyperlink – go to “Map” (move the google maps page from its current place as a heading to this spot) </text:span></text:p>
      <text:p text:style-name="P2"><text:span text:style-name="T11">-[also on “Map”, please change texts in sidebar for historic districts to the respective “teaser” texts]</text:span></text:p>
      <text:p text:style-name="P2"><text:span text:style-name="T11">-hyperlink – go to page: Mount Vernon Commercial Historic District (create here)</text:span></text:p>
      <text:p text:style-name="P2"><text:span text:style-name="T11">-hyperlink – go to page: Ash Park Historic District (create here)</text:span></text:p>
      <text:p text:style-name="P2"><text:span text:style-name="T11">-hyperlink – go to page: Secondary Documents (rename, move page “archives/ Historical Documents” to here)</text:span></text:p>
      <text:p text:style-name="P2"><text:span text:style-name="T12"/></text:p>
      <text:p text:style-name="P2"><text:span text:style-name="T12"/></text:p>
      <text:p text:style-name="P2"><text:span text:style-name="T13">page: Mount Vernon Commercial Historic District:</text:span></text:p>
      <text:p text:style-name="P2"><text:span text:style-name="T14">-commercial district teaser text, from .odt document of same name</text:span></text:p>
      <text:p text:style-name="P2"><text:span text:style-name="T14">-main street teaser photos (from file of same name, ribbon or thumbnails ok)</text:span></text:p>
      <text:p text:style-name="P2"><text:span text:style-name="T14">-hyperlink – go to commercial district walking tour.pdf</text:span></text:p>
      <text:p text:style-name="P2"><text:span text:style-name="T15"/></text:p>
      <text:p text:style-name="P2"><text:span text:style-name="T16">page: Ash Park Historic District:</text:span></text:p>
      <text:p text:style-name="P2"><text:span text:style-name="T17">-ash park teaser text, from .odt document of same name</text:span></text:p>
      <text:p text:style-name="P2"><text:span text:style-name="T17">-ash park teaser photos (from file of same name, ribbon or thumbnails ok)</text:span></text:p>
      <text:p text:style-name="P2"><text:span text:style-name="T17">-hyperlink – go to ash park walking tour.pdf</text:span></text:p>
      <text:p text:style-name="P2"><text:span text:style-name="T18"/></text:p>
      <text:p text:style-name="P2"><text:span text:style-name="T18"/></text:p>
      <text:p text:style-name="P2"><text:span text:style-name="T19">-There are two completed walking tours included, formatted as .pdf. Please make sure that these can be downloaded and printed out.</text:span></text:p>
      <text:p text:style-name="P2"><text:span text:style-name="T20"/></text:p>
      <text:p text:style-name="P2"><text:span text:style-name="T20"/></text:p>
      <text:p text:style-name="P2"><text:span text:style-name="T21">Other updates:</text:span></text:p>
      <text:p text:style-name="P2"><text:span text:style-name="T22"/></text:p>
      <text:p text:style-name="P2"><text:span text:style-name="T23">Under heading “archives”</text:span></text:p>
      <text:p text:style-name="P2"><text:span text:style-name="T24">-add photos from folder “scanned summer 2012” to<text:s/></text:span><text:span text:style-name="T25">photo archives</text:span><text:span text:style-name="T26"><text:s/>with attached spreadsheet as key for tagging</text:span></text:p>
      <text:p text:style-name="P2"><text:span text:style-name="T26"/></text:p>
      <text:p text:style-name="P2"><text:span text:style-name="T26">-remove linked .pdf on that page titled “an introduction to the history”</text:span></text:p>
      <text:p text:style-name="P2"><text:span text:style-name="T26">-and move entire page to under heading “History and Historic Documents” </text:span></text:p>
      <text:p text:style-name="P2"><text:span text:style-name="T27"/></text:p>
      <text:p text:style-name="P2"><text:span text:style-name="T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